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officeooo:paragraph-rsid="00802ab7"/>
    </style:style>
    <style:style style:name="P33" style:family="paragraph" style:parent-style-name="hlp_5f_paragraph">
      <style:text-properties fo:language="en" fo:country="US" officeooo:rsid="0080c3c1" officeooo:paragraph-rsid="0080c3c1"/>
    </style:style>
    <style:style style:name="P34" style:family="paragraph" style:parent-style-name="hlp_5f_paragraph">
      <style:text-properties fo:language="en" fo:country="US" officeooo:rsid="00802ab7" officeooo:paragraph-rsid="00802ab7"/>
    </style:style>
    <style:style style:name="P35" style:family="paragraph" style:parent-style-name="hlp_5f_paragraph">
      <style:text-properties fo:language="en" fo:country="US" officeooo:rsid="0083c5bc" officeooo:paragraph-rsid="0083c5bc"/>
    </style:style>
    <style:style style:name="P36" style:family="paragraph" style:parent-style-name="hlp_5f_paragraph">
      <style:text-properties officeooo:rsid="00871456" officeooo:paragraph-rsid="00871456"/>
    </style:style>
    <style:style style:name="P37" style:family="paragraph" style:parent-style-name="Text_20_body">
      <style:paragraph-properties fo:margin-top="0.0783in" fo:margin-bottom="0.0827in" loext:contextual-spacing="false"/>
    </style:style>
    <style:style style:name="P38" style:family="paragraph" style:parent-style-name="Text_20_body">
      <style:paragraph-properties fo:margin-top="0in" fo:margin-bottom="0.3937in" loext:contextual-spacing="false" fo:text-align="center" style:justify-single-word="false"/>
    </style:style>
    <style:style style:name="P39" style:family="paragraph" style:parent-style-name="TitreDoc">
      <style:text-properties fo:font-weight="bold" style:font-weight-asian="bold" style:font-weight-complex="bold"/>
    </style:style>
    <style:style style:name="P40" style:family="paragraph" style:parent-style-name="Corps_20_de_20_texte.Paragraph">
      <style:text-properties fo:font-weight="bold" style:font-weight-asian="bold" style:font-weight-complex="bold"/>
    </style:style>
    <style:style style:name="P41" style:family="paragraph" style:parent-style-name="Frame_20_contents">
      <style:text-properties fo:font-weight="bold" style:font-weight-asian="bold" style:font-weight-complex="bold"/>
    </style:style>
    <style:style style:name="P42" style:family="paragraph" style:parent-style-name="Frame_20_contents">
      <style:paragraph-properties>
        <style:tab-stops/>
      </style:paragraph-properties>
    </style:style>
    <style:style style:name="P43" style:family="paragraph" style:parent-style-name="Contents_20_1">
      <style:paragraph-properties>
        <style:tab-stops>
          <style:tab-stop style:position="7.2402in" style:type="right" style:leader-style="dotted" style:leader-text="."/>
        </style:tab-stops>
      </style:paragraph-properties>
    </style:style>
    <style:style style:name="P44" style:family="paragraph" style:parent-style-name="Contents_20_2">
      <style:paragraph-properties>
        <style:tab-stops>
          <style:tab-stop style:position="7.0437in" style:type="right" style:leader-style="dotted" style:leader-text="."/>
        </style:tab-stops>
      </style:paragraph-properties>
    </style:style>
    <style:style style:name="P45" style:family="paragraph" style:parent-style-name="Contents_20_3">
      <style:paragraph-properties>
        <style:tab-stops>
          <style:tab-stop style:position="6.8472in" style:type="right" style:leader-style="dotted" style:leader-text="."/>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2">
      <style:text-properties fo:language="en" fo:country="US" officeooo:rsid="0080c3c1" officeooo:paragraph-rsid="0080c3c1"/>
    </style:style>
    <style:style style:name="P48" style:family="paragraph" style:parent-style-name="hlp_5f_section">
      <style:text-properties fo:language="en" fo:country="US" officeooo:rsid="0080c3c1" officeooo:paragraph-rsid="0080c3c1"/>
    </style:style>
    <style:style style:name="P49" style:family="paragraph" style:parent-style-name="hlp_5f_tree">
      <style:text-properties officeooo:paragraph-rsid="00829ee3"/>
    </style:style>
    <style:style style:name="P50" style:family="paragraph" style:parent-style-name="Standard" style:list-style-name="L25"/>
    <style:style style:name="P51" style:family="paragraph" style:parent-style-name="Standard" style:list-style-name="L33"/>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tab-stops/>
      </style:paragraph-properties>
    </style:style>
    <style:style style:name="P54" style:family="paragraph" style:parent-style-name="Heading_20_1" style:master-page-name="">
      <style:paragraph-properties style:page-number="auto" fo:break-before="auto" fo:break-after="auto"/>
    </style:style>
    <style:style style:name="P55" style:family="paragraph" style:parent-style-name="Heading_20_2" style:master-page-name="">
      <style:paragraph-properties style:page-number="auto" fo:break-before="page"/>
    </style:style>
    <style:style style:name="P5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22">
      <style:paragraph-properties fo:margin-left="0.4925in" fo:margin-right="0in" fo:text-indent="0in" style:auto-text-indent="false"/>
    </style:style>
    <style:style style:name="P91" style:family="paragraph" style:parent-style-name="Text_20_body" style:list-style-name="L27">
      <style:paragraph-properties fo:margin-left="0.4925in" fo:margin-right="0in" fo:text-indent="0in" style:auto-text-indent="false"/>
    </style:style>
    <style:style style:name="P92" style:family="paragraph" style:parent-style-name="Text_20_body" style:list-style-name="L33">
      <style:paragraph-properties fo:margin-left="0.8681in" fo:margin-right="0in" fo:text-indent="0in" style:auto-text-indent="false"/>
    </style:style>
    <style:style style:name="P93" style:family="paragraph" style:parent-style-name="Heading_20_3" style:master-page-name="">
      <style:paragraph-properties style:page-number="auto" fo:break-before="page"/>
    </style:style>
    <style:style style:name="P94" style:family="paragraph" style:parent-style-name="Corps_20_de_20_texte.Paragraph" style:list-style-name="L22">
      <style:paragraph-properties fo:margin-left="0.4925in" fo:margin-right="0in" fo:text-indent="0in" style:auto-text-indent="false"/>
    </style:style>
    <style:style style:name="P95" style:family="paragraph" style:parent-style-name="hlp_5f_tip">
      <style:text-properties officeooo:rsid="0083c5bc" officeooo:paragraph-rsid="0085716a"/>
    </style:style>
    <style:style style:name="P96" style:family="paragraph" style:parent-style-name="hlp_5f_tip">
      <style:text-properties officeooo:paragraph-rsid="00871456"/>
    </style:style>
    <style:style style:name="P97" style:family="paragraph" style:parent-style-name="hlp_5f_warning">
      <style:text-properties fo:language="en" fo:country="US" officeooo:rsid="0083c5bc" officeooo:paragraph-rsid="0083c5bc"/>
    </style:style>
    <style:style style:name="P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P100" style:family="paragraph">
      <style:paragraph-properties fo:text-align="center"/>
      <style:text-properties style:text-line-through-style="none" style:text-line-through-type="none" style:font-name="Arial4" fo:font-size="11pt" fo:font-style="normal" style:text-underline-style="none" fo:font-weight="normal"/>
    </style:style>
    <style:style style:name="P10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5716a"/>
    </style:style>
    <style:style style:name="T28" style:family="text">
      <style:text-properties officeooo:rsid="00871456"/>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3:40: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8"/>
      <text:p text:style-name="P39">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3">1 Introduction<text:tab/><text:a xlink:type="simple" xlink:href="#__RefHeading__78010_325084090" text:style-name="Internet_20_link" text:visited-style-name="Visited_20_Internet_20_Link">3</text:a></text:p>
          <text:p text:style-name="P44">1.1 Prerequisites<text:tab/><text:a xlink:type="simple" xlink:href="#__RefHeading__78012_325084090" text:style-name="Internet_20_link" text:visited-style-name="Visited_20_Internet_20_Link">3</text:a></text:p>
          <text:p text:style-name="P44">1.2 What is this document ?<text:tab/><text:a xlink:type="simple" xlink:href="#__RefHeading__78014_325084090" text:style-name="Internet_20_link" text:visited-style-name="Visited_20_Internet_20_Link">3</text:a></text:p>
          <text:p text:style-name="P44">1.3 What kind of extensions may I create?<text:tab/><text:a xlink:type="simple" xlink:href="#__RefHeading__78016_325084090" text:style-name="Internet_20_link" text:visited-style-name="Visited_20_Internet_20_Link">3</text:a></text:p>
          <text:p text:style-name="P44">1.4 References<text:tab/><text:a xlink:type="simple" xlink:href="#__RefHeading__78018_325084090" text:style-name="Internet_20_link" text:visited-style-name="Visited_20_Internet_20_Link">4</text:a></text:p>
          <text:p text:style-name="P44">1.5 Document changes<text:tab/><text:a xlink:type="simple" xlink:href="#__RefHeading__78020_325084090" text:style-name="Internet_20_link" text:visited-style-name="Visited_20_Internet_20_Link">5</text:a></text:p>
          <text:p text:style-name="P44">1.6 Upgrading your extension compiler<text:tab/><text:a xlink:type="simple" xlink:href="#__RefHeading__78022_325084090" text:style-name="Internet_20_link" text:visited-style-name="Visited_20_Internet_20_Link">5</text:a></text:p>
          <text:p text:style-name="P43">2 How to compile your extension<text:tab/><text:a xlink:type="simple" xlink:href="#__RefHeading__78024_325084090" text:style-name="Internet_20_link" text:visited-style-name="Visited_20_Internet_20_Link">7</text:a></text:p>
          <text:p text:style-name="P44">2.1 Overview<text:tab/><text:a xlink:type="simple" xlink:href="#__RefHeading__9926_1626668240" text:style-name="Internet_20_link" text:visited-style-name="Visited_20_Internet_20_Link">7</text:a></text:p>
          <text:p text:style-name="P44">2.2 Extension variants<text:tab/><text:a xlink:type="simple" xlink:href="#__RefHeading__9928_1626668240" text:style-name="Internet_20_link" text:visited-style-name="Visited_20_Internet_20_Link">7</text:a></text:p>
          <text:p text:style-name="P44">2.3 Compile ! <text:s/><text:tab/><text:a xlink:type="simple" xlink:href="#__RefHeading__9930_1626668240" text:style-name="Internet_20_link" text:visited-style-name="Visited_20_Internet_20_Link">8</text:a></text:p>
          <text:p text:style-name="P45">2.3.1 OpenOffice.org or compatible<text:tab/><text:a xlink:type="simple" xlink:href="#__RefHeading__8508_1806633557" text:style-name="Internet_20_link" text:visited-style-name="Visited_20_Internet_20_Link">8</text:a></text:p>
          <text:p text:style-name="P45">2.3.2 Apache OpenOffice only<text:tab/><text:a xlink:type="simple" xlink:href="#__RefHeading__8510_1806633557" text:style-name="Internet_20_link" text:visited-style-name="Visited_20_Internet_20_Link">9</text:a></text:p>
          <text:p text:style-name="P45">2.3.3 LibreOffice only<text:tab/><text:a xlink:type="simple" xlink:href="#__RefHeading__8512_1806633557" text:style-name="Internet_20_link" text:visited-style-name="Visited_20_Internet_20_Link">10</text:a></text:p>
          <text:p text:style-name="P43">3 Compiler language syntax<text:tab/><text:a xlink:type="simple" xlink:href="#__RefHeading__78026_325084090" text:style-name="Internet_20_link" text:visited-style-name="Visited_20_Internet_20_Link">11</text:a></text:p>
          <text:p text:style-name="P44">3.1 Overview of the program<text:tab/><text:a xlink:type="simple" xlink:href="#__RefHeading__78028_325084090" text:style-name="Internet_20_link" text:visited-style-name="Visited_20_Internet_20_Link">11</text:a></text:p>
          <text:p text:style-name="P44">3.2 Phase : Description<text:tab/><text:a xlink:type="simple" xlink:href="#__RefHeading__78030_325084090" text:style-name="Internet_20_link" text:visited-style-name="Visited_20_Internet_20_Link">11</text:a></text:p>
          <text:p text:style-name="P44">3.3 Phase : Annexes<text:tab/><text:a xlink:type="simple" xlink:href="#__RefHeading__78032_325084090" text:style-name="Internet_20_link" text:visited-style-name="Visited_20_Internet_20_Link">11</text:a></text:p>
          <text:p text:style-name="P44">3.4 Phase : AddonUI<text:tab/><text:a xlink:type="simple" xlink:href="#__RefHeading__78034_325084090" text:style-name="Internet_20_link" text:visited-style-name="Visited_20_Internet_20_Link">12</text:a></text:p>
          <text:p text:style-name="P45">3.4.1 Sequence : Command<text:tab/><text:a xlink:type="simple" xlink:href="#__RefHeading__78036_325084090" text:style-name="Internet_20_link" text:visited-style-name="Visited_20_Internet_20_Link">12</text:a></text:p>
          <text:p text:style-name="P45">3.4.2 Sequence : ButtonsList<text:tab/><text:a xlink:type="simple" xlink:href="#__RefHeading__78038_325084090" text:style-name="Internet_20_link" text:visited-style-name="Visited_20_Internet_20_Link">12</text:a></text:p>
          <text:p text:style-name="P45">3.4.3 Sequence : Menu<text:tab/><text:a xlink:type="simple" xlink:href="#__RefHeading__78040_325084090" text:style-name="Internet_20_link" text:visited-style-name="Visited_20_Internet_20_Link">12</text:a></text:p>
          <text:p text:style-name="P45">3.4.4 Sequence : MenuItems<text:tab/><text:a xlink:type="simple" xlink:href="#__RefHeading__78042_325084090" text:style-name="Internet_20_link" text:visited-style-name="Visited_20_Internet_20_Link">12</text:a></text:p>
          <text:p text:style-name="P44">3.5 Application context<text:tab/><text:a xlink:type="simple" xlink:href="#__RefHeading__78044_325084090" text:style-name="Internet_20_link" text:visited-style-name="Visited_20_Internet_20_Link">13</text:a></text:p>
          <text:p text:style-name="P45">3.5.1 List of application contexts<text:tab/><text:a xlink:type="simple" xlink:href="#__RefHeading__8579_120917933" text:style-name="Internet_20_link" text:visited-style-name="Visited_20_Internet_20_Link">13</text:a></text:p>
          <text:p text:style-name="P45">3.5.2 Contexts in a hierarchical menu<text:tab/><text:a xlink:type="simple" xlink:href="#__RefHeading__8581_120917933" text:style-name="Internet_20_link" text:visited-style-name="Visited_20_Internet_20_Link">14</text:a></text:p>
          <text:p text:style-name="P44">3.6 Block instructions ( beginXxxx / endXxxx )<text:tab/><text:a xlink:type="simple" xlink:href="#__RefHeading__78046_325084090" text:style-name="Internet_20_link" text:visited-style-name="Visited_20_Internet_20_Link">14</text:a></text:p>
          <text:p text:style-name="P45">3.6.1 AddonMenu<text:tab/><text:a xlink:type="simple" xlink:href="#__RefHeading__78048_325084090" text:style-name="Internet_20_link" text:visited-style-name="Visited_20_Internet_20_Link">14</text:a></text:p>
          <text:p text:style-name="P45">3.6.2 AddonUI<text:tab/><text:a xlink:type="simple" xlink:href="#__RefHeading__78050_325084090" text:style-name="Internet_20_link" text:visited-style-name="Visited_20_Internet_20_Link">14</text:a></text:p>
          <text:p text:style-name="P45">3.6.3 Annexes<text:tab/><text:a xlink:type="simple" xlink:href="#__RefHeading__78052_325084090" text:style-name="Internet_20_link" text:visited-style-name="Visited_20_Internet_20_Link">14</text:a></text:p>
          <text:p text:style-name="P45">3.6.4 Button<text:tab/><text:a xlink:type="simple" xlink:href="#__RefHeading__78054_325084090" text:style-name="Internet_20_link" text:visited-style-name="Visited_20_Internet_20_Link">15</text:a></text:p>
          <text:p text:style-name="P45">3.6.5 Command<text:tab/><text:a xlink:type="simple" xlink:href="#__RefHeading__78056_325084090" text:style-name="Internet_20_link" text:visited-style-name="Visited_20_Internet_20_Link">15</text:a></text:p>
          <text:p text:style-name="P45">3.6.6 Description<text:tab/><text:a xlink:type="simple" xlink:href="#__RefHeading__78060_325084090" text:style-name="Internet_20_link" text:visited-style-name="Visited_20_Internet_20_Link">15</text:a></text:p>
          <text:p text:style-name="P45">3.6.7 Image<text:tab/><text:a xlink:type="simple" xlink:href="#__RefHeading__78062_325084090" text:style-name="Internet_20_link" text:visited-style-name="Visited_20_Internet_20_Link">15</text:a></text:p>
          <text:p text:style-name="P45">3.6.8 Menu<text:tab/><text:a xlink:type="simple" xlink:href="#__RefHeading__78064_325084090" text:style-name="Internet_20_link" text:visited-style-name="Visited_20_Internet_20_Link">15</text:a></text:p>
          <text:p text:style-name="P45">3.6.9 MenuItems<text:tab/><text:a xlink:type="simple" xlink:href="#__RefHeading__78066_325084090" text:style-name="Internet_20_link" text:visited-style-name="Visited_20_Internet_20_Link">15</text:a></text:p>
          <text:p text:style-name="P45">3.6.10 MergeInstruction<text:tab/><text:a xlink:type="simple" xlink:href="#__RefHeading__78068_325084090" text:style-name="Internet_20_link" text:visited-style-name="Visited_20_Internet_20_Link">15</text:a></text:p>
          <text:p text:style-name="P45">3.6.11 MergeItems<text:tab/><text:a xlink:type="simple" xlink:href="#__RefHeading__78070_325084090" text:style-name="Internet_20_link" text:visited-style-name="Visited_20_Internet_20_Link">16</text:a></text:p>
          <text:p text:style-name="P45">3.6.12 OfficeHelp<text:tab/><text:a xlink:type="simple" xlink:href="#__RefHeading__78072_325084090" text:style-name="Internet_20_link" text:visited-style-name="Visited_20_Internet_20_Link">16</text:a></text:p>
          <text:p text:style-name="P45">3.6.13 OfficeImages<text:tab/><text:a xlink:type="simple" xlink:href="#__RefHeading__78074_325084090" text:style-name="Internet_20_link" text:visited-style-name="Visited_20_Internet_20_Link">16</text:a></text:p>
          <text:p text:style-name="P45">3.6.14 OfficeMenuBar<text:tab/><text:a xlink:type="simple" xlink:href="#__RefHeading__78076_325084090" text:style-name="Internet_20_link" text:visited-style-name="Visited_20_Internet_20_Link">17</text:a></text:p>
          <text:p text:style-name="P45">3.6.15 OfficeMenuBarMerging<text:tab/><text:a xlink:type="simple" xlink:href="#__RefHeading__78078_325084090" text:style-name="Internet_20_link" text:visited-style-name="Visited_20_Internet_20_Link">17</text:a></text:p>
          <text:p text:style-name="P45">3.6.16 OfficeToolbar<text:tab/><text:a xlink:type="simple" xlink:href="#__RefHeading__78080_325084090" text:style-name="Internet_20_link" text:visited-style-name="Visited_20_Internet_20_Link">17</text:a></text:p>
          <text:p text:style-name="P45">3.6.17 OfficeToolbarMerging<text:tab/><text:a xlink:type="simple" xlink:href="#__RefHeading__78082_325084090" text:style-name="Internet_20_link" text:visited-style-name="Visited_20_Internet_20_Link">18</text:a></text:p>
          <text:p text:style-name="P45">3.6.18 TbTitles<text:tab/><text:a xlink:type="simple" xlink:href="#__RefHeading__78084_325084090" text:style-name="Internet_20_link" text:visited-style-name="Visited_20_Internet_20_Link">19</text:a></text:p>
          <text:p text:style-name="P45">3.6.19 Titles<text:tab/><text:a xlink:type="simple" xlink:href="#__RefHeading__78086_325084090" text:style-name="Internet_20_link" text:visited-style-name="Visited_20_Internet_20_Link">19</text:a></text:p>
          <text:p text:style-name="P45">3.6.20 UpdateInformation<text:tab/><text:a xlink:type="simple" xlink:href="#__RefHeading__35363393" text:style-name="Internet_20_link" text:visited-style-name="Visited_20_Internet_20_Link">20</text:a></text:p>
          <text:p text:style-name="P44">3.7 Simple instructions<text:tab/><text:a xlink:type="simple" xlink:href="#__RefHeading__78088_325084090" text:style-name="Internet_20_link" text:visited-style-name="Visited_20_Internet_20_Link">23</text:a></text:p>
          <text:p text:style-name="P45">3.7.1 addConfiguration<text:tab/><text:a xlink:type="simple" xlink:href="#__RefHeading__78090_325084090" text:style-name="Internet_20_link" text:visited-style-name="Visited_20_Internet_20_Link">23</text:a></text:p>
          <text:p text:style-name="P45">3.7.2 addSeparator<text:tab/><text:a xlink:type="simple" xlink:href="#__RefHeading__78092_325084090" text:style-name="Internet_20_link" text:visited-style-name="Visited_20_Internet_20_Link">23</text:a></text:p>
          <text:p text:style-name="P45">3.7.3 setButtonType<text:tab/><text:a xlink:type="simple" xlink:href="#__RefHeading__78094_325084090" text:style-name="Internet_20_link" text:visited-style-name="Visited_20_Internet_20_Link">23</text:a></text:p>
          <text:p text:style-name="P45">3.7.4 setDisplayName<text:tab/><text:a xlink:type="simple" xlink:href="#__RefHeading__78096_325084090" text:style-name="Internet_20_link" text:visited-style-name="Visited_20_Internet_20_Link">23</text:a></text:p>
          <text:p text:style-name="P45">3.7.5 setExtensionDescription<text:tab/><text:a xlink:type="simple" xlink:href="#__RefHeading__78098_325084090" text:style-name="Internet_20_link" text:visited-style-name="Visited_20_Internet_20_Link">23</text:a></text:p>
          <text:p text:style-name="P45">3.7.6 setHelp<text:tab/><text:a xlink:type="simple" xlink:href="#__RefHeading__78100_325084090" text:style-name="Internet_20_link" text:visited-style-name="Visited_20_Internet_20_Link">24</text:a></text:p>
          <text:p text:style-name="P45">3.7.7 setIcon<text:tab/><text:a xlink:type="simple" xlink:href="#__RefHeading__78102_325084090" text:style-name="Internet_20_link" text:visited-style-name="Visited_20_Internet_20_Link">24</text:a></text:p>
          <text:p text:style-name="P45">3.7.8 setImage<text:tab/><text:a xlink:type="simple" xlink:href="#__RefHeading__78104_325084090" text:style-name="Internet_20_link" text:visited-style-name="Visited_20_Internet_20_Link">24</text:a></text:p>
          <text:p text:style-name="P45">3.7.9 setLicense<text:tab/><text:a xlink:type="simple" xlink:href="#__RefHeading__78106_325084090" text:style-name="Internet_20_link" text:visited-style-name="Visited_20_Internet_20_Link">25</text:a></text:p>
          <text:p text:style-name="P45">3.7.10 setMergePoint<text:tab/><text:a xlink:type="simple" xlink:href="#__RefHeading__78108_325084090" text:style-name="Internet_20_link" text:visited-style-name="Visited_20_Internet_20_Link">25</text:a></text:p>
          <text:p text:style-name="P45">3.7.11 setPlatform<text:tab/><text:a xlink:type="simple" xlink:href="#__RefHeading__78112_325084090" text:style-name="Internet_20_link" text:visited-style-name="Visited_20_Internet_20_Link">26</text:a></text:p>
          <text:p text:style-name="P45">3.7.12 setProperty<text:tab/><text:a xlink:type="simple" xlink:href="#__RefHeading__78114_325084090" text:style-name="Internet_20_link" text:visited-style-name="Visited_20_Internet_20_Link">26</text:a></text:p>
          <text:p text:style-name="P45">3.7.13 setPublisherName<text:tab/><text:a xlink:type="simple" xlink:href="#__RefHeading__78116_325084090" text:style-name="Internet_20_link" text:visited-style-name="Visited_20_Internet_20_Link">27</text:a></text:p>
          <text:p text:style-name="P45">3.7.14 setReleaseNotes<text:tab/><text:a xlink:type="simple" xlink:href="#__RefHeading__78118_325084090" text:style-name="Internet_20_link" text:visited-style-name="Visited_20_Internet_20_Link">27</text:a></text:p>
          <text:p text:style-name="P45">3.7.15 setTarget<text:tab/><text:a xlink:type="simple" xlink:href="#__RefHeading__78120_325084090" text:style-name="Internet_20_link" text:visited-style-name="Visited_20_Internet_20_Link">27</text:a></text:p>
          <text:p text:style-name="P45">3.7.16 setTitle<text:tab/><text:a xlink:type="simple" xlink:href="#__RefHeading__78122_325084090" text:style-name="Internet_20_link" text:visited-style-name="Visited_20_Internet_20_Link">27</text:a></text:p>
          <text:p text:style-name="P45">3.7.17 setTooltip<text:tab/><text:a xlink:type="simple" xlink:href="#__RefHeading__25056_1418797575" text:style-name="Internet_20_link" text:visited-style-name="Visited_20_Internet_20_Link">28</text:a></text:p>
          <text:p text:style-name="P45">3.7.18 setUpdateSource<text:tab/><text:a xlink:type="simple" xlink:href="#__RefHeading__78126_325084090" text:style-name="Internet_20_link" text:visited-style-name="Visited_20_Internet_20_Link">28</text:a></text:p>
          <text:p text:style-name="P45">3.7.19 setURL<text:tab/><text:a xlink:type="simple" xlink:href="#__RefHeading__78128_325084090" text:style-name="Internet_20_link" text:visited-style-name="Visited_20_Internet_20_Link">29</text:a></text:p>
          <text:p text:style-name="P45">3.7.20 useComponent<text:tab/><text:a xlink:type="simple" xlink:href="#__RefHeading__78130_325084090" text:style-name="Internet_20_link" text:visited-style-name="Visited_20_Internet_20_Link">30</text:a></text:p>
          <text:p text:style-name="P45">3.7.21 useLibrary<text:tab/><text:a xlink:type="simple" xlink:href="#__RefHeading__78132_325084090" text:style-name="Internet_20_link" text:visited-style-name="Visited_20_Internet_20_Link">31</text:a></text:p>
          <text:p text:style-name="P43">4 Credits <text:tab/><text:a xlink:type="simple" xlink:href="#__RefHeading__78134_325084090" text:style-name="Internet_20_link" text:visited-style-name="Visited_20_Internet_20_Link">32</text:a></text:p>
          <text:p text:style-name="P43">5 Licences of Extension Compiler<text:tab/><text:a xlink:type="simple" xlink:href="#__RefHeading__78136_325084090" text:style-name="Internet_20_link" text:visited-style-name="Visited_20_Internet_20_Link">32</text:a></text:p>
          <text:p text:style-name="P44">5.1 Documentation<text:tab/><text:a xlink:type="simple" xlink:href="#__RefHeading__78138_325084090" text:style-name="Internet_20_link" text:visited-style-name="Visited_20_Internet_20_Link">32</text:a></text:p>
          <text:p text:style-name="P44">5.2 Macro libraries<text:tab/><text:a xlink:type="simple" xlink:href="#__RefHeading__78140_325084090" text:style-name="Internet_20_link" text:visited-style-name="Visited_20_Internet_20_Link">32</text:a></text:p>
          <text:p text:style-name="P43">6 Data used by extension ExtensionCompiler<text:tab/><text:a xlink:type="simple" xlink:href="#__RefHeading__78142_325084090" text:style-name="Internet_20_link" text:visited-style-name="Visited_20_Internet_20_Link">33</text:a></text:p>
          <text:p text:style-name="P44">6.1 Localized tooltip text<text:tab/><text:a xlink:type="simple" xlink:href="#__RefHeading__25058_1418797575" text:style-name="Internet_20_link" text:visited-style-name="Visited_20_Internet_20_Link">33</text:a></text:p>
          <text:p text:style-name="P45">Tooltip en<text:tab/><text:a xlink:type="simple" xlink:href="#__RefHeading__44465_325084090" text:style-name="Internet_20_link" text:visited-style-name="Visited_20_Internet_20_Link">33</text:a></text:p>
          <text:p text:style-name="P45">Tooltip fr<text:tab/><text:a xlink:type="simple" xlink:href="#__RefHeading__44467_325084090" text:style-name="Internet_20_link" text:visited-style-name="Visited_20_Internet_20_Link">33</text:a></text:p>
          <text:p text:style-name="P45">Tooltip es<text:tab/><text:a xlink:type="simple" xlink:href="#__RefHeading__44469_325084090" text:style-name="Internet_20_link" text:visited-style-name="Visited_20_Internet_20_Link">33</text:a></text:p>
          <text:p text:style-name="P44">6.2 Localized description text<text:tab/><text:a xlink:type="simple" xlink:href="#__RefHeading__78152_325084090" text:style-name="Internet_20_link" text:visited-style-name="Visited_20_Internet_20_Link">33</text:a></text:p>
          <text:p text:style-name="P45">Description en<text:tab/><text:a xlink:type="simple" xlink:href="#__RefHeading__78154_325084090" text:style-name="Internet_20_link" text:visited-style-name="Visited_20_Internet_20_Link">33</text:a></text:p>
          <text:p text:style-name="P45">Description fr<text:tab/><text:a xlink:type="simple" xlink:href="#__RefHeading__78156_325084090" text:style-name="Internet_20_link" text:visited-style-name="Visited_20_Internet_20_Link">34</text:a></text:p>
          <text:p text:style-name="P45">Description es<text:tab/><text:a xlink:type="simple" xlink:href="#__RefHeading__78158_325084090" text:style-name="Internet_20_link" text:visited-style-name="Visited_20_Internet_20_Link">34</text:a></text:p>
          <text:p text:style-name="P44">6.3 Localized license text<text:tab/><text:a xlink:type="simple" xlink:href="#__RefHeading__78160_325084090" text:style-name="Internet_20_link" text:visited-style-name="Visited_20_Internet_20_Link">34</text:a></text:p>
          <text:p text:style-name="P45">License en<text:tab/><text:a xlink:type="simple" xlink:href="#__RefHeading__78162_325084090" text:style-name="Internet_20_link" text:visited-style-name="Visited_20_Internet_20_Link">35</text:a></text:p>
          <text:p text:style-name="P45">License fr<text:tab/><text:a xlink:type="simple" xlink:href="#__RefHeading__78164_325084090" text:style-name="Internet_20_link" text:visited-style-name="Visited_20_Internet_20_Link">42</text:a></text:p>
          <text:p text:style-name="P45">License it<text:tab/><text:a xlink:type="simple" xlink:href="#__RefHeading__78166_325084090" text:style-name="Internet_20_link" text:visited-style-name="Visited_20_Internet_20_Link">51</text:a></text:p>
          <text:p text:style-name="P45">License es<text:tab/><text:a xlink:type="simple" xlink:href="#__RefHeading__78168_325084090" text:style-name="Internet_20_link" text:visited-style-name="Visited_20_Internet_20_Link">59</text:a></text:p>
          <text:p text:style-name="P45">License de<text:tab/><text:a xlink:type="simple" xlink:href="#__RefHeading__78170_325084090" text:style-name="Internet_20_link" text:visited-style-name="Visited_20_Internet_20_Link">66</text:a></text:p>
          <text:p text:style-name="P45">License ru<text:tab/><text:a xlink:type="simple" xlink:href="#__RefHeading__78172_325084090" text:style-name="Internet_20_link" text:visited-style-name="Visited_20_Internet_20_Link">73</text:a></text:p>
          <text:p text:style-name="P44">6.4 Localized help text<text:tab/><text:a xlink:type="simple" xlink:href="#__RefHeading__78174_325084090" text:style-name="Internet_20_link" text:visited-style-name="Visited_20_Internet_20_Link">79</text:a></text:p>
          <text:p text:style-name="P45">6.4.1 How to write help pages<text:tab/><text:a xlink:type="simple" xlink:href="#__RefHeading__78176_325084090" text:style-name="Internet_20_link" text:visited-style-name="Visited_20_Internet_20_Link">79</text:a></text:p>
          <text:p text:style-name="P45">Help zz<text:tab/><text:a xlink:type="simple" xlink:href="#__RefHeading__78178_325084090" text:style-name="Internet_20_link" text:visited-style-name="Visited_20_Internet_20_Link">81</text:a></text:p>
          <text:p text:style-name="P45">6.4.2 Help pages for ExtensionCompiler<text:tab/><text:a xlink:type="simple" xlink:href="#__RefHeading__78180_325084090" text:style-name="Internet_20_link" text:visited-style-name="Visited_20_Internet_20_Link">90</text:a></text:p>
          <text:p text:style-name="P45">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22852650" text:style-name="L1">
        <text:list-item>
          <text:p text:style-name="P57">Basic macros with add-on buttons and / or menus (just like the old Add-On concept)</text:p>
        </text:list-item>
        <text:list-item>
          <text:p text:style-name="P57">Java, JavaScript, Beanshell, Python based scripts with add-on buttons and / or menus</text:p>
        </text:list-item>
        <text:list-item>
          <text:p text:style-name="P57">Only a script library or dialog library without any addition or change in buttons or menu </text:p>
        </text:list-item>
        <text:list-item>
          <text:p text:style-name="P57">Configuration files, including changes (mergings) in existing menus and toolbars</text:p>
        </text:list-item>
        <text:list-item>
          <text:p text:style-name="P57">Extensions containing Uno components</text:p>
        </text:list-item>
        <text:list-item>
          <text:p text:style-name="P57">Extensions using libraries in native computer language.</text:p>
        </text:list-item>
        <text:list-item>
          <text:p text:style-name="P57">Or a mix of the elements above.</text:p>
        </text:list-item>
        <text:list-item>
          <text:p text:style-name="P57">You may create your own multilingual help pages, they will be inserted in the Help system.</text:p>
        </text:list-item>
      </text:list>
      <text:p text:style-name="P3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175163418" text:style-name="L2">
        <text:list-item>
          <text:p text:style-name="P58">Version 2.1.2 :</text:p>
        </text:list-item>
      </text:list>
      <text:list xml:id="list903569512" text:style-name="L3">
        <text:list-item>
          <text:list>
            <text:list-item>
              <text:p text:style-name="P59">Localized help : resolved non-functional hyperlink due to API incompatibility introduced by Apache OpenOffice 4.1 (and LibreOffice 4.0).</text:p>
            </text:list-item>
          </text:list>
        </text:list-item>
      </text:list>
      <text:list xml:id="list134046936756172" text:continue-list="list3175163418" text:style-name="L2">
        <text:list-item>
          <text:p text:style-name="P58">Version 2.1.1 :</text:p>
        </text:list-item>
      </text:list>
      <text:list xml:id="list2310068082" text:style-name="L4">
        <text:list-item>
          <text:list>
            <text:list-item>
              <text:p text:style-name="P60">Documentation chapter 3.7.10 <text:span text:style-name="InstructionMacro">setMergePoint</text:span>, the list of commands for Arg2 was incorrect.</text:p>
            </text:list-item>
            <text:list-item>
              <text:p text:style-name="P60">Example in module Template7 had an incorrect argument Arg3 in <text:span text:style-name="InstructionMacro">setMergePoint</text:span>.</text:p>
            </text:list-item>
            <text:list-item>
              <text:p text:style-name="P60">When creating an hyperlink in a help page, the keyword (internal, external, etc) is now recognized in any character case.</text:p>
            </text:list-item>
            <text:list-item>
              <text:p text:style-name="P60">Creation of localized help, hyperlink to an existing OpenOffice help page : the address of a help page displayed by the macro was incorrect when the page was found by a help search.</text:p>
            </text:list-item>
          </text:list>
        </text:list-item>
      </text:list>
      <text:list xml:id="list134045615295086" text:continue-list="list134046936756172" text:style-name="L2">
        <text:list-item>
          <text:p text:style-name="P58">Version 2.1.0 :</text:p>
        </text:list-item>
      </text:list>
      <text:list xml:id="list3927001949" text:style-name="L5">
        <text:list-item>
          <text:list>
            <text:list-item>
              <text:p text:style-name="P61">An extension can define several toolbars (instead of only one).</text:p>
            </text:list-item>
            <text:list-item>
              <text:p text:style-name="P61">The list of Application contexts is revised, see chapter 3.5.</text:p>
            </text:list-item>
            <text:list-item>
              <text:p text:style-name="P61">The argument of <text:span text:style-name="InstructionMacro">beginMergeInstruction</text:span> becomes mandatory.</text:p>
            </text:list-item>
          </text:list>
        </text:list-item>
      </text:list>
      <text:list xml:id="list134045128492549" text:continue-list="list134045615295086" text:style-name="L2">
        <text:list-item>
          <text:p text:style-name="P58">Version 2.0.0 :</text:p>
        </text:list-item>
      </text:list>
      <text:list xml:id="list1637099545" text:style-name="L6">
        <text:list-item>
          <text:list>
            <text:list-item>
              <text:p text:style-name="P6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2"><text:s/>As a consequence of above, block <text:span text:style-name="InstructionMacro">Dependencies</text:span> and instruction <text:span text:style-name="InstructionMacro">setOOoDependency</text:span> are suppressed.</text:p>
            </text:list-item>
            <text:list-item>
              <text:p text:style-name="P62">Arg3 of <text:span text:style-name="InstructionMacro">beginDescription</text:span> is no longer used.</text:p>
            </text:list-item>
            <text:list-item>
              <text:p text:style-name="P62">Syntax of Block <text:span text:style-name="InstructionMacro">UpdateInformation</text:span> and instruction <text:span text:style-name="InstructionMacro">setUpdateSource</text:span> have changed.</text:p>
            </text:list-item>
            <text:list-item>
              <text:p text:style-name="P62">Syntax of instruction <text:span text:style-name="InstructionMacro">setLicense</text:span> has changed.</text:p>
            </text:list-item>
            <text:list-item>
              <text:p text:style-name="P62">Some obsolete extension features are no longer supported. Compiled extensions now need OpenOffice.org version 2.4 or more recent (LibreOffice, Apache OpenOffice).</text:p>
            </text:list-item>
            <text:list-item>
              <text:p text:style-name="P62">Macros of this document are now published under Apache License version 2.0.</text:p>
            </text:list-item>
          </text:list>
        </text:list-item>
      </text:list>
      <text:list xml:id="list134046787554091" text:continue-list="list134045128492549" text:style-name="L2">
        <text:list-item>
          <text:p text:style-name="P58">Version 1.5.3 :</text:p>
        </text:list-item>
      </text:list>
      <text:list xml:id="list1339128754" text:style-name="L7">
        <text:list-item>
          <text:list>
            <text:list-item>
              <text:p text:style-name="P63">Help pages containing an hyperlink to an OpenOffice help page : a macro provides now the address of the page. See explanations at <text:span text:style-name="T8">Page7 : Hyperlinks</text:span>.</text:p>
            </text:list-item>
            <text:list-item>
              <text:p text:style-name="P63">The license examples are purged from the directives for use which are not part of the license itself.</text:p>
            </text:list-item>
            <text:list-item>
              <text:p text:style-name="P6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87224272" text:style-name="L8">
        <text:list-item>
          <text:p text:style-name="P64">Basic library Standard, Module1 : your instruction inside the Sub myExtension</text:p>
        </text:list-item>
        <text:list-item>
          <text:p text:style-name="P6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4">Localized <text:a xlink:type="simple" xlink:href="#6.4.2.Help pages for ExtensionCompiler|outline" text:style-name="Internet_20_link" text:visited-style-name="Visited_20_Internet_20_Link">help text pages and trees</text:a>.</text:p>
        </text:list-item>
      </text:list>
      <text:h text:style-name="P5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2"><text:span text:style-name="T2">Mandatory</text:span><text:tab/><text:tab/>Display to user if found incompatible at installation</text:p><text:p text:style-name="Frame_20_contents"><draw:control text:anchor-type="paragraph" draw:z-index="8" draw:style-name="gr1" draw:text-style-name="P99" svg:width="0.3157in" svg:height="0.1776in" svg:x="0.9055in" svg:y="0.0783in" draw:control="control1"/><draw:control text:anchor-type="paragraph" draw:z-index="9" draw:style-name="gr1" draw:text-style-name="P99" svg:width="3.5433in" svg:height="0.1776in" svg:x="1.4173in" svg:y="0.0783in" draw:control="control2"/>From version</text:p><text:p text:style-name="Frame_20_contents"/><text:p text:style-name="P42"><text:span text:style-name="T2">Optional</text:span><text:tab/><text:tab/>Display to user if found incompatible at installation</text:p><text:p text:style-name="Frame_20_contents"><draw:control text:anchor-type="paragraph" draw:z-index="10" draw:style-name="gr1" draw:text-style-name="P99" svg:width="0.3157in" svg:height="0.1776in" svg:x="0.9071in" svg:y="0.0783in" draw:control="control3"/><draw:control text:anchor-type="paragraph" draw:z-index="11" draw:style-name="gr1" draw:text-style-name="P9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0" svg:width="3.2921in" svg:height="0.2713in" svg:x="1.4256in" svg:y="0.0992in" draw:control="control5"/></text:p><text:p text:style-name="Frame_20_contents"/><text:p text:style-name="P41">Compilation results</text:p><text:p text:style-name="P41"><draw:control text:anchor-type="paragraph" draw:z-index="23" draw:style-name="gr1" draw:text-style-name="P101" svg:width="5.5122in" svg:height="1.5752in" svg:x="0.1575in" svg:y="0.1425in" draw:control="control14"/></text:p><text:p text:style-name="P41"/></draw:text-box></draw:frame></text:p>
      <text:p text:style-name="Text_20_body">Note that if your extension creates a toolbar you will need another compilation to Apache OpenOffice 4, see next section.</text:p>
      <text:p text:style-name="Text_20_body"/>
      <text:h text:style-name="P9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2"><text:span text:style-name="T2">Mandatory</text:span><text:tab/><text:tab/>Display to user if found incompatible at installation</text:p><text:p text:style-name="Frame_20_contents"><draw:control text:anchor-type="paragraph" draw:z-index="14" draw:style-name="gr1" draw:text-style-name="P99" svg:width="0.3157in" svg:height="0.1776in" svg:x="0.9173in" svg:y="0.0783in" draw:control="control6"/><draw:control text:anchor-type="paragraph" draw:z-index="15" draw:style-name="gr1" draw:text-style-name="P9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9" svg:width="0.3157in" svg:height="0.1776in" svg:x="0.9173in" svg:y="0.0783in" draw:control="control8"/><draw:control text:anchor-type="paragraph" draw:z-index="17" draw:style-name="gr1" draw:text-style-name="P9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0" svg:width="3.2921in" svg:height="0.2713in" svg:x="1.4465in" svg:y="0.1445in" draw:control="control10"/></text:p><text:p text:style-name="Frame_20_contents"/><text:p text:style-name="P41">Compilation results</text:p><text:p text:style-name="Frame_20_contents"><draw:control text:anchor-type="paragraph" draw:z-index="24" draw:style-name="gr1" draw:text-style-name="P10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9" svg:width="0.3157in" svg:height="0.1776in" svg:x="0.9173in" svg:y="0.0783in" draw:control="control11"/><draw:control text:anchor-type="paragraph" draw:z-index="21" draw:style-name="gr1" draw:text-style-name="P9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0" svg:width="3.2921in" svg:height="0.2713in" svg:x="1.4465in" svg:y="0.1374in" draw:control="control13"/></text:p><text:p text:style-name="Frame_20_contents"/><text:p text:style-name="Frame_20_contents"/><text:p text:style-name="P41">Compilation results</text:p><text:p text:style-name="Frame_20_contents"><draw:control text:anchor-type="paragraph" draw:z-index="25" draw:style-name="gr1" draw:text-style-name="P101" svg:width="5.5122in" svg:height="1.5752in" svg:x="0.1575in" svg:y="0.1807in" draw:control="control16"/></text:p><text:p text:style-name="Frame_20_contents"/></draw:text-box></draw:frame></text:p>
      <text:h text:style-name="P5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39167689" text:style-name="L9">
        <text:list-item>
          <text:p text:style-name="P65">Description</text:p>
        </text:list-item>
        <text:list-item>
          <text:p text:style-name="P65">Annexes</text:p>
        </text:list-item>
        <text:list-item>
          <text:p text:style-name="P6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09657594" text:style-name="L10">
        <text:list-item>
          <text:p text:style-name="P66">Script libraries (Basic, JavaScript, Python, etc) or Dialog libraries, or other non-component libraries,</text:p>
        </text:list-item>
        <text:list-item>
          <text:p text:style-name="P66">shared component libraries,</text:p>
        </text:list-item>
        <text:list-item>
          <text:p text:style-name="P6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4179994908" text:style-name="L11">
        <text:list-item>
          <text:p text:style-name="P6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78874444" text:style-name="L12">
        <text:list-item text:start-value="1">
          <text:p text:style-name="P6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56871474" text:style-name="L13">
        <text:list-item>
          <text:p text:style-name="P69">A Feed file contains the internet addresses for one or more Update Information files (each for an extension).</text:p>
        </text:list-item>
        <text:list-item>
          <text:p text:style-name="P69">The Update Information File mainly contains dependency information about the new version, and :</text:p>
        </text:list-item>
      </text:list>
      <text:list xml:id="list3461302674" text:style-name="L14">
        <text:list-item>
          <text:p text:style-name="P70">either the internet address to download the new version of the extension</text:p>
        </text:list-item>
        <text:list-item>
          <text:p text:style-name="P7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02296485" text:style-name="L15">
        <text:list-item text:start-value="1">
          <text:p text:style-name="P7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35463518" text:style-name="L16">
        <text:list-item>
          <text:p text:style-name="P72">Arg1 : <text:span text:style-name="InstructionMacro">String</text:span> : mandatory : <text:span text:style-name="InstructionMacro">"File"</text:span> or <text:span text:style-name="InstructionMacro">"Schema"</text:span></text:p>
        </text:list-item>
        <text:list-item>
          <text:p text:style-name="P7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48535232" text:style-name="L17">
        <text:list-item>
          <text:p text:style-name="P73">Arg1 : <text:span text:style-name="InstructionMacro">String</text:span> : mandatory, type of control used for the button</text:p>
        </text:list-item>
      </text:list>
      <text:list xml:id="list3944766085" text:style-name="L18">
        <text:list-item>
          <text:p text:style-name="P7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80417534" text:style-name="L19">
        <text:list-item>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87028026" text:style-name="L20">
        <text:list-item text:start-value="1">
          <text:p text:style-name="P7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6">Arg1 : <text:span text:style-name="InstructionMacro">String</text:span> : mandatory ; URL path to an image file ; the path is relative to the extension folder.</text:p>
        </text:list-item>
        <text:list-item text:start-value="1">
          <text:p text:style-name="P7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4375683" text:style-name="L21">
        <text:list-item>
          <text:p text:style-name="P7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651172516" text:style-name="L22">
        <text:list-item>
          <text:p text:style-name="P7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0">if at installation, no license is appropriate for the locale, the first license is displayed.</text:p>
        </text:list-item>
        <text:list-item>
          <text:p text:style-name="P7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29112904" text:style-name="L23">
        <text:list-item>
          <text:p text:style-name="P7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9">Arg1 : <text:span text:style-name="InstructionMacro">String</text:span> : mandatory ; property name</text:p>
        </text:list-item>
        <text:list-item>
          <text:p text:style-name="P7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publisher.</text:p>
        </text:list-item>
        <text:list-item>
          <text:p text:style-name="P7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5"><text:soft-page-break/>Arg1 : <text:span text:style-name="InstructionMacro">String</text:span> : mandatory ; locale, example <text:span text:style-name="InstructionMacro">"en"</text:span>.</text:p>
        </text:list-item>
        <text:list-item>
          <text:p text:style-name="P7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35388224" text:style-name="L24">
        <text:list-item>
          <text:p text:style-name="P8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2777736" text:style-name="L25">
        <text:list-item text:start-value="1">
          <text:p text:style-name="P5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12048590" text:style-name="L26">
        <text:list-item text:start-value="1">
          <text:p text:style-name="P8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502757749" text:style-name="L27">
        <text:list-item>
          <text:p text:style-name="P82">Arg1 : <text:span text:style-name="InstructionMacro">String</text:span> : how to find the update.xml file</text:p>
        </text:list-item>
        <text:list-item>
          <text:p text:style-name="P9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9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82">Arg2 : <text:span text:style-name="InstructionMacro">String</text:span> : how to find the oxt file</text:p>
        </text:list-item>
        <text:list-item>
          <text:p text:style-name="P9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9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751909000" text:style-name="L28">
        <text:list-item>
          <text:p text:style-name="P8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3">Arg2 : <text:span text:style-name="InstructionMacro">String</text:span> : the library name (which is also the name of the folder containing the Basic library).</text:p>
        </text:list-item>
        <text:list-item>
          <text:p text:style-name="P83">Arg3 : <text:span text:style-name="InstructionMacro">String</text:span> : the name of the module containing the macro.</text:p>
        </text:list-item>
        <text:list-item>
          <text:p text:style-name="P83">Arg4 : <text:span text:style-name="InstructionMacro">String</text:span> : the name of the macro.</text:p>
        </text:list-item>
      </text:list>
      <text:p text:style-name="Text_20_body">Example :</text:p>
      <text:p text:style-name="ligneMacro"><text:s text:c="2"/>setURL("Basic", "Test3", "Module2", "analyzeData")</text:p>
      <text:p text:style-name="P40">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958296540" text:style-name="L29">
        <text:list-item>
          <text:p text:style-name="P84">Arg1 : <text:span text:style-name="InstructionMacro">String</text:span> : <text:span text:style-name="InstructionMacro">"BeanShell"</text:span></text:p>
        </text:list-item>
        <text:list-item>
          <text:p text:style-name="P84">Arg2 : <text:span text:style-name="InstructionMacro">String</text:span> : the library name (which is also the name of the folder containing the BeanShell library).</text:p>
        </text:list-item>
        <text:list-item>
          <text:p text:style-name="P8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365230546" text:style-name="L30">
        <text:list-item>
          <text:p text:style-name="P85">Arg1 : <text:span text:style-name="InstructionMacro">String</text:span> : <text:span text:style-name="InstructionMacro">"JavaScript"</text:span></text:p>
        </text:list-item>
        <text:list-item>
          <text:p text:style-name="P85">Arg2 : <text:span text:style-name="InstructionMacro">String</text:span> : the library name (which is also the name of the folder containing the JavaScript library).</text:p>
        </text:list-item>
        <text:list-item>
          <text:p text:style-name="P8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18256248" text:style-name="L31">
        <text:list-item>
          <text:p text:style-name="P86">Arg1 : <text:span text:style-name="InstructionMacro">String</text:span> : <text:span text:style-name="InstructionMacro">"Java"</text:span></text:p>
        </text:list-item>
        <text:list-item>
          <text:p text:style-name="P86">Arg2 : <text:span text:style-name="InstructionMacro">String</text:span> : the library name (which is also the name of the folder containing the Java library).</text:p>
        </text:list-item>
        <text:list-item>
          <text:p text:style-name="P8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6">Arg1 : <text:span text:style-name="InstructionMacro">String</text:span> : <text:span text:style-name="InstructionMacro">"Python"</text:span></text:p>
        </text:list-item>
        <text:list-item>
          <text:p text:style-name="P86">Arg2 : <text:span text:style-name="InstructionMacro">String</text:span> : the path to the Python file, relative to the extension folder</text:p>
        </text:list-item>
        <text:list-item>
          <text:p text:style-name="P8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22286603" text:style-name="L32">
        <text:list-item>
          <text:p text:style-name="P87">Arg1 : <text:span text:style-name="InstructionMacro">String</text:span> : ""</text:p>
        </text:list-item>
        <text:list-item>
          <text:p text:style-name="P8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93407054" text:style-name="L33">
        <text:list-item text:start-value="1">
          <text:p text:style-name="P5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2"><text:span text:style-name="InstructionMacro">"Basic"</text:span> : folder containing the Basic Library (code and dialog modules)</text:p>
        </text:list-item>
        <text:list-item>
          <text:p text:style-name="P92"><text:span text:style-name="InstructionMacro">"Dialog"</text:span> : folder containing the Dialog Library (dialog modules only)</text:p>
        </text:list-item>
        <text:list-item>
          <text:p text:style-name="P9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2"><text:span text:style-name="InstructionMacro">"Python"</text:span> : folder containing the python file(s) containing the script(s)</text:p>
        </text:list-item>
        <text:list-item>
          <text:p text:style-name="P9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654002807" text:style-name="L34">
        <text:list-item>
          <text:p text:style-name="P88">first create the library in My Macros with the user interface, and test your routines ;</text:p>
        </text:list-item>
        <text:list-item>
          <text:p text:style-name="P88">copy the folder that OOo created from your <text:span text:style-name="InstructionMacro">user/</text:span> folder to your extension folder ; for Basic, use the « Export as Basic library » facility</text:p>
        </text:list-item>
        <text:list-item>
          <text:p text:style-name="P8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6"><text:soft-page-break/>Arg1 : <text:span text:style-name="InstructionMacro">String</text:span> : begins with <text:span text:style-name="InstructionMacro">"media-type="</text:span> followed by the complete media type string</text:p>
        </text:list-item>
        <text:list-item>
          <text:p text:style-name="P8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93632927" text:style-name="L35">
        <text:list-item>
          <text:p text:style-name="P89">Create a Writer file containing the licenses (possibly in several languages). You can of course have a Table of Contents and use formatting. </text:p>
        </text:list-item>
        <text:list-item>
          <text:p text:style-name="P89">In order to provide a read-only text, convert the Writer file to PDF and store the PDF in the folder dedicated to your extension. </text:p>
        </text:list-item>
        <text:list-item>
          <text:p text:style-name="P8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4591994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8882890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743752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404668487326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7095975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9516746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26023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4046279968959" text:continue-list="list314591994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4045978233502" text:continue-list="list13404668487326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8"><text:span text:style-name="T30">image</text:span></text:p><text:p text:style-name="P98"><text:span text:style-name="T30">Images/Help/dontfeedtrolls.gif</text:span></text:p><text:p text:style-name="P98"><text:span text:style-name="T30">icon</text:span></text:p><text:p text:style-name="P98"><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8"><text:span text:style-name="T30">image</text:span></text:p><text:p text:style-name="P98"><text:span text:style-name="T30">Images/Help/sailingShip.wmf</text:span></text:p><text:p text:style-name="P98"><text:span text:style-name="T30">Old sailing ship</text:span></text:p><text:p text:style-name="P98"><text:span text:style-name="T30"/></text:p></office:annotation></text:p>
      <text:p text:style-name="hlp_5f_paragraph"/>
      <text:p text:style-name="hlp_5f_paragraph"><text:line-break/><text:line-break/>Finally an image<office:annotation><dc:creator>Bernard Marcelly</dc:creator><dc:date>2009-01-24T20:53:22.940000000</dc:date><text:p text:style-name="P98"><text:span text:style-name="T30">imageOOo</text:span></text:p><text:p text:style-name="P98"><text:span text:style-name="T30">sd/res/get1obj.png</text:span></text:p></office:annotation> from OpenOffice resources</text:p>
      <text:p text:style-name="hlp_5f_page">Page10 : Creating the Help tree</text:p>
      <text:list xml:id="list134046261714553" text:continue-list="list13404627996895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2"/>
      <text:p text:style-name="P47">Introduction</text:p>
      <text:p text:style-name="P48">Menu item</text:p>
      <text:p text:style-name="P31"><text:span text:style-name="T25">The addon is accessible though </text:span><text:span text:style-name="hlp_5f_emph"><text:span text:style-name="T25">Insert-&gt;Page Numbering</text:span></text:span><text:span text:style-name="T25"> </text:span></text:p>
      <text:p text:style-name="P48"/>
      <text:p text:style-name="P33">After accessing the menu item, the user is presented with the following interface dialog:<text:line-break/><office:annotation><dc:creator>Unknown Author</dc:creator><dc:date>2018-07-19T12:25:34.873310974</dc:date><text:p text:style-name="P98"><text:span text:style-name="T29">image</text:span></text:p><text:p text:style-name="P98"><text:span text:style-name="T29">images/help/main_page_numbering.png</text:span></text:p><text:p text:style-name="P98"><text:span text:style-name="T29">Main dialog</text:span></text:p></office:annotation></text:p>
      <text:p text:style-name="P34"/>
      <text:p text:style-name="P35">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p>
      <text:list xml:id="list134047202153827" text:continue-list="list102602362" text:style-name="hlp_5f_warnimg">
        <text:list-item>
          <text:p text:style-name="P97">Some of the system fonts were not made to be compatible with certain characters so you may face compatibility issues and empty page numbers (e.g. a font may not support Greek characters)</text:p>
        </text:list-item>
      </text:list>
      <text:p text:style-name="P35">Size: Define the font size<text:line-break/>First Page: The page where the numbering will begin from. </text:p>
      <text:list xml:id="list134046932317024" text:continue-list="list995167462" text:style-name="hlp_5f_tipimg">
        <text:list-item>
          <text:p text:style-name="P95">Choosing a page different that the first of the document (1) will create two ranges, <text:span text:style-name="T27">the first that will remain unnumbered and the second that will include numbers. This is the result of creating clone page styles in order to preserve previously created page styling cu<text:tab/>stomizations.</text:span> </text:p>
        </text:list-item>
      </text:list>
      <text:p text:style-name="P36">Page Offset: Define the offset(page number) of the first numbered page.</text:p>
      <text:list xml:id="list134046424705743" text:continue-numbering="true" text:style-name="hlp_5f_tipimg">
        <text:list-item>
          <text:p text:style-name="P96"><text:span text:style-name="T28">Defining page offset simulates the alteration of the according paragraph property, leting a user choosing different page numbering schemes accross the document (e.g. The first n pages </text:span><text:soft-page-break/><text:span text:style-name="T28">are numbered using Roman uppercase while the rest use simple Arabic numbers).</text:span></text:p>
        </text:list-item>
      </text:list>
      <text:p text:style-name="hlp_5f_paragraph"/>
      <text:p text:style-name="hlp_5f_paragraph"/>
      <text:p text:style-name="P49">node = <text:span text:style-name="T26">Page Numbering Addon</text:span></text:p>
      <text:p text:style-name="P49"><text:tab/>page = Page<text:span text:style-name="T26">0</text:span>1 = <text:span text:style-name="T26">Introduction</text:span></text:p>
      <text:p text:style-name="P49">/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4" meta:character-count="261572"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